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dLibMoralePourVersionSQ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r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6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61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53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78.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6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6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7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64.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9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61.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71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42.6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45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1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8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46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9.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65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5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39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9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18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53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70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46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76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59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53.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74.9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8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44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34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53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46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59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0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66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9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38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43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6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7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15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4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6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78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69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41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8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4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60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69.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5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6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61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43.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49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43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45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51.8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4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42.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59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57.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1.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6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57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52.9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46.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64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53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50.8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5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51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37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6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5.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44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59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3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45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2" table:style-name="ce1">
            <text:p>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52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72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4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6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5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48.8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5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41.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45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7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45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8.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75.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2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47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48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0.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50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7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9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36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8.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59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65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41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43.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8.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51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43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54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91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59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39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50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3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15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3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37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2" table:style-name="ce1">
            <text:p>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58.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2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6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46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48.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48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46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7.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53.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8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46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62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0" table:style-name="ce1">
            <text:p>7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2.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1.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66.9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72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45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48.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0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30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40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45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42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36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0.7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40.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47.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8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0.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3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1.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44.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16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61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53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20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83.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5" table:style-name="ce3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36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0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71.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49.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66.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72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42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45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1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28.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45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78.9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65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55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39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68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19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52.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70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5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86.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63.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39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53.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76.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29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46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34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53.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46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59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3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71.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29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40.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42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17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39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1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65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26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81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69.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41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79.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34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65.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68.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45.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49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48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65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43.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" table:style-name="ce3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43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45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51.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43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42.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64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56.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22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17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12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64.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54.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50.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66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53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50.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35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50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36.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3">
            <text:p>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5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44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59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33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45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" table:style-name="ce3">
            <text:p>2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52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72.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53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46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26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48.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25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39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55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26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45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28.7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81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52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3">
            <text:p>48.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47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59.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49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6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48.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36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27.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62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66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20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41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43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18.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51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43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55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91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60.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39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52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86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15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2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7.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56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60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4" table:style-name="ce3">
            <text:p>5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36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45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3">
            <text:p>49.5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48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45.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47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53.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47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45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61.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69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22.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21.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21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65.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80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" table:style-name="ce3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47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83.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29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3">
            <text:p>40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45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42.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36.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48.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3">
            <text:p>41.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47.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84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50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35.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11.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43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9.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74.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54.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34.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84.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3">
            <text:p>50.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46.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12.8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77.8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55.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82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86.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42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47.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21.5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31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47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90.8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62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60.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49.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74.4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16.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66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5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1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91.9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72.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36.8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70.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81.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38.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54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35.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62.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45.6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73.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43.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83.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26.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38.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39.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24.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47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12.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72.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27.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86.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72.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37.6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73.6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44.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75.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5" table:style-name="ce3">
            <text:p>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43.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3">
            <text:p>7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50.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74.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48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47.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35.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51.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44.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41.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60.8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69.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51.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30.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15.5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21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74.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65.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74.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84.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62.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53.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29.5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49.2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53.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48.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6.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38.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63.9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48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46.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17.9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59.5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87.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64.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49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34.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46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20.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50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70.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32.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40.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24.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85.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57.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3">
            <text:p>46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54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56.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53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29.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47.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46.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35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76.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76.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15.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32.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36.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22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55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35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56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95.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67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40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64.2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95.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20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19.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33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57.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69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45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32.6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46.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3">
            <text:p>53.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57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44.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51.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61.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46.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53.3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64.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76.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15.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14.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36.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71.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83.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3">
            <text:p>44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50.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83.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36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3">
            <text:p>43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57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48.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26.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42.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3">
            <text:p>38.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52.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89.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45.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37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10.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40.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meta:creation-date>2022-02-21T14:01:13Z</meta:creation-date>
    <dc:date>2022-03-21T19:34:26Z</dc:date>
    <meta:editing-cycles>20</meta:editing-cycles>
    <meta:editing-duration>PT8902S</meta:editing-duration>
  </office:meta>
</office:document-meta>
</file>